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Linux Libertine" svg:font-family="'Linux Libertine', Georgia, Times, 'Source Serif Pro', 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Times New Roman" fo:font-size="12pt" style:font-size-asian="12pt" style:font-size-complex="12pt"/>
    </style:style>
    <style:style style:name="P4"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5"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normal" style:font-size-asian="15pt" style:font-size-complex="15pt"/>
    </style:style>
    <style:style style:name="P6" style:family="paragraph" style:parent-style-name="Standard">
      <style:paragraph-properties fo:text-align="start" style:justify-single-word="false"/>
      <style:text-properties fo:color="#000000" style:font-name="Times New Roman" fo:font-size="12pt" style:font-size-asian="12pt" style:font-size-complex="12pt"/>
    </style:style>
    <style:style style:name="P7" style:family="paragraph" style:parent-style-name="Standard">
      <style:paragraph-properties fo:margin-top="0cm" fo:margin-bottom="0.353cm" fo:line-height="115%" fo:text-align="start" style:justify-single-word="false"/>
      <style:text-properties style:use-window-font-color="true" style:font-name="Times New Roman" fo:font-size="12pt" fo:font-weight="normal" fo:background-color="transparent" style:font-name-asian="Calibri" style:font-size-asian="12pt" style:font-name-complex="Times New Roman" style:font-size-complex="12pt"/>
    </style:style>
    <style:style style:name="P8" style:family="paragraph" style:parent-style-name="Standard">
      <style:paragraph-properties fo:margin-top="0cm" fo:margin-bottom="0.353cm" fo:line-height="115%" fo:text-align="start" style:justify-single-word="false"/>
      <style:text-properties fo:color="#800000" style:font-name="Times New Roman" fo:font-size="12pt" fo:font-weight="normal" fo:background-color="transparent" style:font-name-asian="Calibri" style:font-size-asian="12pt" style:font-name-complex="Times New Roman" style:font-size-complex="12pt"/>
    </style:style>
    <style:style style:name="P9" style:family="paragraph" style:parent-style-name="Standard">
      <style:paragraph-properties fo:margin-top="0cm" fo:margin-bottom="0.353cm" fo:line-height="115%" fo:text-align="start" style:justify-single-word="false"/>
      <style:text-properties fo:font-size="12pt" style:font-size-asian="12pt" style:font-size-complex="12pt"/>
    </style:style>
    <style:style style:name="P10" style:family="paragraph" style:parent-style-name="Standard">
      <style:paragraph-properties fo:margin-top="0cm" fo:margin-bottom="0.353cm" fo:line-height="115%" fo:text-align="start" style:justify-single-word="false"/>
      <style:text-properties fo:color="#000000" style:font-name="Times New Roman"/>
    </style:style>
    <style:style style:name="P11" style:family="paragraph" style:parent-style-name="Standard">
      <style:paragraph-properties fo:margin-top="0cm" fo:margin-bottom="0.353cm" fo:line-height="115%" fo:text-align="start" style:justify-single-word="false"/>
    </style:style>
    <style:style style:name="P12"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Standard">
      <style:paragraph-properties fo:margin-top="0cm" fo:margin-bottom="0.353cm" fo:line-height="115%" fo:text-align="start" style:justify-single-word="false"/>
      <style:text-properties fo:font-variant="normal" fo:text-transform="none" fo:color="#000000" style:font-name="Times New Roman" fo:font-size="12pt" fo:letter-spacing="normal" fo:font-style="normal" fo:font-weight="normal"/>
    </style:style>
    <style:style style:name="P14"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style>
    <style:style style:name="P15"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16"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italic" fo:font-weight="normal" style:font-style-asian="italic" style:font-style-complex="italic"/>
    </style:style>
    <style:style style:name="P17" style:family="paragraph" style:parent-style-name="Text_20_body">
      <style:paragraph-properties fo:margin-top="0cm" fo:margin-bottom="0cm" fo:padding="0.049cm" fo:border="0.002cm solid #d9d9e3"/>
      <style:text-properties fo:font-size="12pt" style:font-size-asian="12pt" style:font-size-complex="12pt"/>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color="#009900"/>
    </style:style>
    <style:style style:name="P20" style:family="paragraph" style:parent-style-name="Standard">
      <style:paragraph-properties fo:text-align="start" style:justify-single-word="false"/>
      <style:text-properties fo:color="#009900" style:font-name="Times New Roman" fo:font-size="12pt" style:font-size-asian="12pt" style:font-size-complex="12pt"/>
    </style:style>
    <style:style style:name="P21" style:family="paragraph" style:parent-style-name="Standard">
      <style:paragraph-properties fo:text-align="start" style:justify-single-word="false"/>
      <style:text-properties fo:font-size="12pt" style:font-size-asian="12pt" style:font-size-complex="12pt"/>
    </style:style>
    <style:style style:name="P22" style:family="paragraph" style:parent-style-name="Standard">
      <style:paragraph-properties fo:text-align="start" style:justify-single-word="false"/>
    </style:style>
    <style:style style:name="P23" style:family="paragraph" style:parent-style-name="Standard">
      <style:paragraph-properties fo:margin-top="0cm" fo:margin-bottom="0.353cm" fo:line-height="115%" fo:text-align="start" style:justify-single-word="false"/>
      <style:text-properties fo:font-variant="normal" fo:text-transform="none" fo:color="#000000" style:font-name="Times New Roman" fo:letter-spacing="normal" fo:font-style="normal" fo:font-weight="normal" style:font-style-asian="normal" style:font-style-complex="normal"/>
    </style:style>
    <style:style style:name="P24" style:family="paragraph" style:parent-style-name="Standard">
      <style:paragraph-properties fo:margin-top="0cm" fo:margin-bottom="0.353cm" fo:line-height="115%" fo:text-align="start" style:justify-single-word="false"/>
      <style:text-properties fo:color="#000000" style:font-name="Times New Roman" fo:font-size="12pt" fo:font-weight="normal" fo:background-color="transparent" style:font-name-asian="Calibri" style:font-size-asian="12pt" style:font-name-complex="Times New Roman" style:font-size-complex="12pt"/>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start" style:justify-single-word="false"/>
      <style:text-properties fo:color="#009900"/>
    </style:style>
    <style:style style:name="P27" style:family="paragraph" style:parent-style-name="Text_20_body">
      <style:paragraph-properties fo:text-align="start" style:justify-single-word="false"/>
      <style:text-properties fo:font-variant="normal" fo:text-transform="none" fo:color="#009900" style:font-name="Times New Roman" fo:font-size="12pt" fo:letter-spacing="normal" fo:font-style="normal" fo:font-weight="normal" style:font-size-asian="12pt" style:font-size-complex="12pt"/>
    </style:style>
    <style:style style:name="P28" style:family="paragraph" style:parent-style-name="Text_20_body">
      <style:paragraph-properties fo:padding="0.049cm" fo:border="0.002cm solid #d9d9e3"/>
      <style:text-properties fo:color="#009900"/>
    </style:style>
    <style:style style:name="P29" style:family="paragraph" style:parent-style-name="Text_20_body">
      <style:paragraph-properties fo:margin-top="0cm" fo:margin-bottom="0cm" fo:padding="0.049cm" fo:border="0.002cm solid #d9d9e3"/>
      <style:text-properties style:font-name="Times New Roman" fo:font-size="12pt" style:font-size-asian="12pt" style:font-size-complex="12pt"/>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5pt" fo:letter-spacing="normal" fo:font-style="normal" style:font-size-asian="15pt" style:font-size-complex="15pt"/>
    </style:style>
    <style:style style:name="T3" style:family="text">
      <style:text-properties fo:font-variant="normal" fo:text-transform="none" fo:color="#000000" style:font-name="Times New Roman" fo:font-size="15pt" fo:letter-spacing="normal" fo:font-style="normal" fo:font-weight="normal" style:font-size-asian="15pt" style:font-size-complex="15pt"/>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style:font-name="Times New Roman" fo:font-size="12pt" fo:letter-spacing="normal" fo:font-style="normal" fo:font-weight="normal"/>
    </style:style>
    <style:style style:name="T6" style:family="text">
      <style:text-properties fo:font-variant="normal" fo:text-transform="none" fo:color="#000000" style:font-name="Times New Roman" fo:letter-spacing="normal" fo:font-style="normal" fo:font-weight="normal"/>
    </style:style>
    <style:style style:name="T7" style:family="text">
      <style:text-properties fo:font-variant="normal" fo:text-transform="none" fo:color="#800000" style:font-name="Times New Roman" fo:letter-spacing="normal" fo:font-style="normal" fo:font-weight="normal" fo:background-color="transparent" style:font-name-asian="Calibri"/>
    </style:style>
    <style:style style:name="T8" style:family="text">
      <style:text-properties fo:font-variant="normal" fo:text-transform="none" fo:color="#ff3333" style:font-name="Times New Roman" fo:font-size="12pt" fo:letter-spacing="normal" fo:font-style="normal" fo:font-weight="normal" style:font-size-asian="12pt" style:font-size-complex="12pt"/>
    </style:style>
    <style:style style:name="T9"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style>
    <style:style style:name="T10" style:family="text">
      <style:text-properties fo:font-variant="normal" fo:text-transform="none" fo:color="#ff3333" style:font-name="Times New Roman" fo:font-size="12pt" fo:letter-spacing="normal" fo:font-style="normal" fo:font-weight="normal" style:font-size-asian="12pt" style:font-name-complex="Times New Roman" style:font-size-complex="12pt" style:font-style-complex="normal" style:font-weight-complex="normal"/>
    </style:style>
    <style:style style:name="T11" style:family="text">
      <style:text-properties fo:font-variant="normal" fo:text-transform="none" fo:font-size="12pt" fo:letter-spacing="normal" fo:font-style="normal" fo:font-weight="normal"/>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font-size="15pt" fo:letter-spacing="normal" fo:font-style="normal" fo:font-weight="normal" style:font-size-asian="15pt" style:font-size-complex="15pt"/>
    </style:style>
    <style:style style:name="T15" style:family="text">
      <style:text-properties fo:font-variant="normal" fo:text-transform="none" fo:font-size="15pt" fo:letter-spacing="normal" fo:font-style="normal" style:font-size-asian="15pt" style:font-size-complex="15pt"/>
    </style:style>
    <style:style style:name="T16" style:family="text">
      <style:text-properties fo:font-variant="normal" fo:text-transform="none" style:font-name="Times New Roman" fo:font-size="15pt" fo:letter-spacing="normal" fo:font-style="normal" style:font-size-asian="15pt" style:font-size-complex="15pt"/>
    </style:style>
    <style:style style:name="T17" style:family="text">
      <style:text-properties fo:font-variant="normal" fo:text-transform="none" fo:color="#0f0f0f" style:font-name="S hne" fo:letter-spacing="normal" fo:font-style="normal" fo:font-weight="normal"/>
    </style:style>
    <style:style style:name="T18" style:family="text">
      <style:text-properties fo:font-variant="normal" fo:text-transform="none" fo:color="#0f0f0f" fo:letter-spacing="normal" fo:font-style="normal" fo:font-weight="normal"/>
    </style:style>
    <style:style style:name="T19" style:family="text">
      <style:text-properties fo:font-variant="normal" fo:text-transform="none" fo:color="#374151" style:font-name="S hne" fo:font-size="12pt" fo:letter-spacing="normal" fo:font-style="normal" fo:font-weight="normal"/>
    </style:style>
    <style:style style:name="T20" style:family="text">
      <style:text-properties fo:font-variant="normal" fo:text-transform="none" fo:color="#374151" style:font-name="Times New Roman" fo:font-size="12pt" fo:letter-spacing="normal" fo:font-style="normal" fo:font-weight="normal"/>
    </style:style>
    <style:style style:name="T21" style:family="text">
      <style:text-properties fo:font-variant="normal" fo:text-transform="none" fo:color="#009900" style:font-name="Times New Roman" fo:font-size="12pt" fo:letter-spacing="normal" fo:font-style="normal" fo:font-weight="normal" style:font-size-asian="12pt" style:font-size-complex="12pt"/>
    </style:style>
    <style:style style:name="T22" style:family="text">
      <style:text-properties fo:font-variant="normal" fo:text-transform="none" style:font-name="Times New Roman" fo:letter-spacing="normal" fo:font-style="normal" fo:font-weight="normal"/>
    </style:style>
    <style:style style:name="T23" style:family="text">
      <style:text-properties fo:color="#000000" style:font-name="Times New Roman" fo:font-size="12pt" style:font-size-asian="12pt" style:font-size-complex="12pt"/>
    </style:style>
    <style:style style:name="T24" style:family="text">
      <style:text-properties style:font-name="Times New Roman" fo:font-size="12pt" style:font-size-asian="12pt" style:font-size-complex="12pt"/>
    </style:style>
    <style:style style:name="T25" style:family="text">
      <style:text-properties style:font-name="Times New Roman" fo:font-size="15pt" style:font-size-asian="15pt" style:font-size-complex="15pt"/>
    </style:style>
    <style:style style:name="T26" style:family="text">
      <style:text-properties fo:font-size="12pt" style:font-size-asian="12pt" style:font-size-complex="12pt"/>
    </style:style>
    <style:style style:name="T27" style:family="text">
      <style:text-properties fo:color="#800000" style:font-name="Times New Roman" fo:font-weight="normal" fo:background-color="transparent" style:font-name-asian="Calibri"/>
    </style:style>
    <style:style style:name="T28" style:family="text">
      <style:text-properties fo:color="#800000" style:font-name="Times New Roman" fo:font-weight="normal" fo:background-color="transparent" style:font-name-asian="Calibri" style:font-name-complex="Times New Roman"/>
    </style:style>
    <style:style style:name="T29" style:family="text">
      <style:text-properties fo:color="#ff3333" style:font-name="Times New Roman" fo:font-size="12pt" fo:font-weight="normal" fo:background-color="transparent" style:font-name-asian="Calibri" style:font-size-asian="12pt" style:font-name-complex="Times New Roman" style:font-size-complex="12pt"/>
    </style:style>
    <style:style style:name="T30" style:family="text">
      <style:text-properties style:font-name-complex="Times New Roman"/>
    </style:style>
    <style:style style:name="T31"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5"/>
      <text:p text:style-name="P25"/>
      <text:p text:style-name="P26">Entre les eaux bleues de l'océan Indien, une terre baignée de traditions anciennes et d'une identité profondément enracinée se déploie – le Tamil Eelam. Bien plus qu'une simple parcelle géographique, c'est un symbole de résilience, de culture et de luttes historiques.</text:p>
      <text:p text:style-name="P28">Ce livre est une exploration intime du Tamil Eelam et de son peuple, les Tamouls. Chaque page est une tentative de capturer la richesse de leur histoire, leur héritage culturel et leur quête inlassable pour l'autodétermination, la liberté et la reconnaissance internationale.</text:p>
      <text:p text:style-name="P28">À travers les pages de cet ouvrage, nous plongeons dans les profondeurs de l'identité du Tamil Eelam. Depuis les récits légendaires de son passé glorieux jusqu'aux réalités contemporaines de sa quête pour une reconnaissance politique légitime, ce livre cherche à dépeindre une toile vivante de cette région et de ses habitants.</text:p>
      <text:p text:style-name="P28">Les chapitres qui suivent explorent les arts traditionnels, la littérature, la spiritualité, la diaspora et les défis auxquels est confrontée cette communauté vibrante et résiliente. Chaque chapitre vise à éclairer et à honorer l'histoire complexe et les luttes contemporaines du Tamil Eelam.</text:p>
      <text:p text:style-name="P28">Au travers de ces pages, nous aspirons à donner une voix authentique au Tamil Eelam, pour faire résonner ses aspirations et son histoire bien au-delà de ses frontières géographiques, afin que sa richesse culturelle et son héritage puissent être compris et célébrés à travers le monde.</text:p>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text:p>
      <text:p text:style-name="P19"/>
      <text:p text:style-name="P19"/>
      <text:p text:style-name="P26"><text:s/>Dans cette introduction consacrée à l'histoire pré-1948 du Sri Lanka (qui occupe le Tamil Eelam) , il est crucial d'aborder les racines de l'île, principalement peuplée de deux groupes ethniques distincts : les Tamouls, majoritairement hindouistes, présents dans le nord-est de l'île, et les Cinghalais, majoritairement bouddhistes, représentant la population majoritaire du pays. Ces deux peuples possèdent des langues et des cultures différentes.</text:p>
      <text:p text:style-name="P26"/>
      <text:p text:style-name="P27">Parmi les précieux héritages culturels et historiques qui ornent le tissu riche et vibrant du Tamil Eelam, résident des sites d'une valeur incommensurable. Ces lieux empreints de profondeur reflètent la résilience, la dévotion et les traditions séculaires des Tamouls. En leur sein se trouve le majestueux Temple de Nalur Kandaswamy (<text:span text:style-name="T30">நல்லூர் கந்தசுவாமி கோவில்),</text:span> un sanctuaire sacré dédié à l'adoration des divinités hindoues. Chaque pierre et chaque prière en font un lieu où se mêlent spiritualité et ferveur inébranlable. De même, la Bibliothèque de Jaffna (<text:span text:style-name="T30">யாழ்ப்பாண நூலகம்</text:span>), gardienne du savoir tamoul, abritait des trésors sous forme de manuscrits et de livres, témoignant de la richesse intellectuelle et culturelle de cette communauté. Ces sites, bien plus que de simples monuments, incarnent l'histoire, les traditions et l'identité immuable des Tamouls du Tamil Eelam. Une exploration détaillée de ces lieux emblématiques est prévue dans un chapitre bonus dédié, offrant ainsi une immersion approfondie dans leur riche histoire et leur importance cruciale dans le récit du Tamil Eelam. </text:p>
      <text:p text:style-name="P26"/>
      <text:p text:style-name="P26">C'est en 1505 que les premiers Européens, les Portugais, débarquent dans le nord de l'île, une région où la communauté tamoule prédomine. Ils introduisent activement le catholicisme, détruisent des temples hindouistes (comme le célèbre temple de Naguleswaran à Jaffna, qui fut ultérieurement reconstruit) et exercent des pressions en faveur de la conversion d'une partie de la population. Pendant cette domination portugaise, l'administration est partagée entre les Tamouls et les Cinghalais, bien que la majorité des documents officiels soient rédigés en portugais, et l'île est alors désignée sous le nom de Ceilão. Face à cette occupation, le roi de Kandy sollicite l'aide des Hollandais, rivaux des Portugais sur le plan commercial.</text:p>
      <text:p text:style-name="P26"/>
      <text:p text:style-name="P26">En 1638, plus de cent ans après l'arrivée des Portugais, les Hollandais prennent le contrôle de plusieurs territoires sur la côte est, chassant finalement les Portugais de l'île en 1668, rebaptisée Zeilan à cette époque. Sous la domination hollandaise, la division administrative s'accentue et la religion calviniste est imposée à de nombreux Cinghalais et Tamouls. Cette période est marquée par une discrimination manifeste et une répression envers les populations locales, perpétrées à la fois par les calvinistes et les catholiques.</text:p>
      <text:p text:style-name="P26"/>
      <text:p text:style-name="P26">À la fin du XVIIIe siècle, les Anglais prennent le contrôle de l'île qui est rebaptisée Ceylon. En 1796, le Sri Lanka est entièrement sous la domination britannique. Vingt ans plus tard, les Anglais établissent la colonie royale de Ceylan après la soumission du roi de Kandy. L'économie de l'île se concentre alors sur la culture du thé, de la noix de coco et, dans une moindre mesure, du caoutchouc. En 1931, une certaine forme d'autonomie est accordée au Sri Lanka par les Britanniques. Enfin, le 4 février 1948, le pays proclame son indépendance au sein du Commonwealth.</text:p>
      <text:p text:style-name="P17"/>
      <text:p text:style-name="P17"/>
      <text:p text:style-name="P17"/>
      <text:p text:style-name="P29"><text:soft-page-break/></text:p>
      <text:p text:style-name="P3">Le pays a adopté comme système politique une démocratie. Il y a donc un parlement et plusieurs partis politiques.</text:p>
      <text:p text:style-name="P3"/>
      <text:p text:style-name="P2"><text:span text:style-name="T24">En 1956 , le </text:span><text:span text:style-name="T23">« </text:span><text:span text:style-name="T1">Mahajana Eksath Peramuna » (MEP) un parti dirigé par le nationaliste cinghalais <text:s/>« Solomon Bandaranaike » arrive au pouvoir. Bandaranaike devient alors premier ministre et adopte le cinghalais comme unique langue officielle du pays. C'est à partir de cette période que les discriminations contre la minorité tamoule ont commencé.</text:span></text:p>
      <text:p text:style-name="P4">Les tamouls ont organisé des protestations de manière non violente pour faire reconnaître leurs droits. Malheureusement des émeutes contre la minorité du pays ont alors eu lieu faisant plusieurs morts et plusieurs blessés. </text:p>
      <text:p text:style-name="P4">Les étudiants tamouls ont également eu des difficultés. Il y avait par exemple un quota d'admission qui favorisait les étudiants cinghalais à l'entrée des universités.</text:p>
      <text:p text:style-name="P1"/>
      <text:p text:style-name="P1">Le 22 mai 1972 le Ceylan devient une République et est rebaptisé « Sri Lanka ». Le MEP est rebaptisé « Sri Lanka Freedom Party » (SLFP). </text:p>
      <text:p text:style-name="P1">En mai 1974 le gouvernement du pays souhaite modifier le drapeau du pays en retirant les bandes oranges et vertes ( qui représentent la minorité tamoule) ce qui conduit à une vague de protestations dans la ville de Jaffna ( une ville majoritairement peuplée par des tamouls dans le nord du pays).</text:p>
      <text:p text:style-name="P1">Les forces de sécurité ont alors réagi de manière violente en tuant plusieurs manifestants.</text:p>
      <text:p text:style-name="P1"/>
      <text:p text:style-name="P1"/>
      <text:p text:style-name="P7">Durant cette période , il y a également un parti qui représente les tamouls : l'ITAK (Ilankai Tamil Arasu Kachchi). Il a été fondé en 1949 par S.J.V. Chelvanayakam pour défendre les droits des tamouls. <text:s text:c="123"/>Chelvanayakam était une figure de la lutte des droits pour les tamouls. Il est né le 31 mars 1898 à Ipoh en Malaisie et à étudié en droit au Royaume-Uni avant de devenir avocat au Sri Lanka. <text:s text:c="10"/>Il est décédé le 26 avril 1977 à l'âge de 79 ans.</text:p>
      <text:p text:style-name="P7">Il y <text:s/>a aussi d'autres partis qui défendent les intérêts des tamouls au Sri Lanka comme le TULF (Tamil United Liberation Front). Ce dernier a été formé en 1976 et est composé de plusieurs partis dont l'ITAK. Plusieurs partis se sont ainsi unis pour défendre les droits des tamouls.</text:p>
      <text:p text:style-name="P1"/>
      <text:p text:style-name="P1"/>
      <text:p text:style-name="P1">Toutes les discriminations contre les tamouls ont alors mené à la création du LTTE (« Liberation Tigers of Tamil Eelam » ou « Tigres de Libération de l'Eelam Tamoul » en français).</text:p>
      <text:p text:style-name="P1">Il s'agit d'un mouvement armé crée par Velupillai Prabhakaran le 05 mai 1976.</text:p>
      <text:p text:style-name="P1">Ce mouvement armé revendique l'indépendance du Nord-Est du Sri Lanka dans les villes ou les tamouls sont majoritaires. L'objectif est la création du « Tamil Eelam » en tant qu'Etat indépendant.</text:p>
      <text:p text:style-name="P1"/>
      <text:p text:style-name="P1">Le LTTE <text:s/>a été crée en effet car les manifestations non violentes des tamouls ont été inefficace et sa création marque le début d'une guerre civile.</text:p>
      <text:p text:style-name="P2"><text:span text:style-name="T26">Prabhakaran est né dans la ville de </text:span><text:span text:style-name="T1">Valvettithurai</text:span><text:span text:style-name="T23"> le 26 novembre 1954. Il a alors 22 ans lorsqu'il fonde le LTTE. D'après lui seul la création d'un Etat indépendant permettrait aux tamouls de vivre en sécurité.</text:span></text:p>
      <text:p text:style-name="P6"/>
      <text:p text:style-name="P6"/>
      <text:p text:style-name="P6"/>
      <text:p text:style-name="P6">Les tigres sont majoritairement composés de jeunes tamouls prêts à se battre pour la cause.</text:p>
      <text:p text:style-name="P6">Lors de la créations du LTTE , les tigres avaient des armes légères qu'ils ont obtenus lors de raids <text:soft-page-break/>contre les forces de sécurité du gouvernement sri-lankais. Ils ont également fabriqués des engins explosifs par eux-mêmes. </text:p>
      <text:p text:style-name="P6"/>
      <text:p text:style-name="P1">Dans tout conflit armé il y a toujours des pertes civiles comme militaires.</text:p>
      <text:p text:style-name="P1"/>
      <text:p text:style-name="P1"/>
      <text:p text:style-name="P20"><text:span text:style-name="T13">Le 31 mai 1981 demeure une date douloureuse et marquante pour la communauté tamoule en raison de l'incendie tragique de la bibliothèque de Jaffna. Ce jour-là, des milliers de manuscrits, documents historiques et trésors culturels tamouls ont été délibérément détruits dans un incendie dévastateur. Cette perte a représenté un coup dévastateur pour la préservation de la culture et de la connaissance tamoules. L'incendie de la bibliothèque de Jaffna a été bien plus qu'un simple acte de destruction matérielle. C'était un assaut direct contre l'identité et la mémoire culturelle d'une communauté. Les flammes ont englouti des siècles de littérature, d'œuvres d'art, de documents historiques et de connaissances, effaçant une partie significative de l'héritage culturel tamoul. Cet événement a suscité une vague d'indignation et de chagrin au sein de la communauté tamoule, ainsi que des protestations et des appels à la justice. Cependant, malgré les demandes pressantes pour enquêter sur les responsables, les circonstances exactes entourant cet incendie demeurent sujettes à controverse et à spéculation. </text:span><text:span text:style-name="T4">De plus au parlement, certains députés cinghalais ont même suggéré à la population tamoule de retourner en Inde.</text:span><text:span text:style-name="T13"> L'incident a également eu un impact psychologique profond, laissant des cicatrices émotionnelles durables au sein de la communauté tamoule. Il a créé un vide culturel et intellectuel difficile à combler, entraînant un défi constant pour préserver et reconstruire la richesse du patrimoine culturel tamoul. L'incendie de la bibliothèque de Jaffna a également été un catalyseur pour attirer l'attention sur la nécessité urgente de protéger le patrimoine culturel et littéraire non seulement au Sri Lanka mais également dans le monde entier. Il a souligné l'importance cruciale de préserver la diversité culturelle et la richesse des traditions pour les générations futures.</text:span></text:p>
      <text:p text:style-name="P20"><text:span text:style-name="T13"/></text:p>
      <text:p text:style-name="P20"><text:span text:style-name="T13"/></text:p>
      <text:p text:style-name="P20"><text:span text:style-name="T13">En novembre 1982, les autorités de sécurité sri-lankaises ont lancé une opération pour appréhender Shankar (de son vrai nom Sathyanathan Selvachandran), un cadre du LTTE <text:s/>à Jaffna. Malgré être encerclé, Shankar a réussi à échapper aux forces de sécurité, mais il a été gravement blessé par des balles lors de cette évasion. Sérieusement blessé, il a été transporté au Tamil Nadu, en Inde, pour recevoir des soins médicaux, franchissant le détroit de Palk à bord d'un bateau risqué. Pendant ce temps, le leader des LTTE, Prabhakaran, était détenu au Tamil Nadu, assigné à résidence.</text:span></text:p>
      <text:p text:style-name="P2"><text:span text:style-name="T21">Malheureusement, faute de traitement médical approprié, l'état de Shankar s'est rapidement détérioré. Ses derniers mots ont été adressés à Prabhakaran, qu'il affectionnait en l'appelant "thambi", c'est-à-dire son jeune frère. </text:span><text:span text:style-name="T21">Le lieutenant Shankar a rendu son dernier souffle à 18h05 le 27 novembre 1982. Il est devenu le premier cadre des LTTE à être tué. Ses funérailles ont eu lieu au crématorium de Keeraththurai, à Madurai, où sa dépouille a été incinérée.<text:line-break/></text:span><text:span text:style-name="T5">Cette date est très importante pour les Tamouls de l'Eelam pour des raisons qui seront détaillées ultérieurement dans ce livre.</text:span><text:span text:style-name="T6"> </text:span><text:span text:style-name="T21"><text:line-break/></text:span></text:p>
      <text:p text:style-name="P1"/>
      <text:p text:style-name="P1"/>
      <text:p text:style-name="P1">L'année 1983 est connu pour un événement très triste pour la communauté tamoule : le black july.</text:p>
      <text:p text:style-name="P1">Cette période a débuté le 23 juillet. Ce jour-la le LTTE tue 13 soldats de l'armée sri-lankaise.</text:p>
      <text:p text:style-name="P1">En réponse à cette attaque, des émeutiers cinghalais ont pris pour cible des quartiers tamouls. Ces émeutiers ont été soutenus par le gouvernement sri lankais.</text:p>
      <text:p text:style-name="P1">Du 23 au 30 juillet, des pogroms anti-tamouls ont ainsi eu lieu partout dans l'île.</text:p>
      <text:p text:style-name="P1">En effet les propriétés appartenant aux tamouls ont été attaquées, des détenus tamouls ont été tués , des innocents tamouls ont même été brûlés vifs. <text:s/></text:p>
      <text:p text:style-name="P1"/>
      <text:p text:style-name="P6"><text:soft-page-break/><text:span text:style-name="T13">Le bilan des conséquences pour la communauté tamoule est terrible :</text:span> </text:p>
      <text:p text:style-name="P5"/>
      <text:p text:style-name="P2"><text:span text:style-name="Strong_20_Emphasis"><text:span text:style-name="T2">–</text:span></text:span><text:span text:style-name="T3"> </text:span><text:span text:style-name="T1">Environ 200 000 Tamouls ont été contraints de devenir des réfugiés à la suite de ces événements.</text:span><text:span text:style-name="T23"> <text:line-break/></text:span><text:span text:style-name="Strong_20_Emphasis"><text:span text:style-name="T15">–</text:span></text:span><text:span text:style-name="T14"> </text:span><text:span text:style-name="T23">On estime que près de 3000 Tamouls ont perdu la vie.</text:span></text:p>
      <text:p text:style-name="P6"><text:span text:style-name="Strong_20_Emphasis"><text:span text:style-name="T15">–</text:span></text:span><text:span text:style-name="T14"> </text:span><text:span text:style-name="T13">Les dégâts matériels ont été considérables, avec environ 8000 maisons et 5000 commerces appartenant à la communauté tamoule détruits.</text:span> </text:p>
      <text:p text:style-name="P6"><text:span text:style-name="Strong_20_Emphasis"><text:span text:style-name="T15">–</text:span></text:span><text:span text:style-name="T14"> </text:span><text:span text:style-name="T13">Aucune enquête publique n'a été diligentée pour examiner les causes et les responsabilités après ces émeutes dévastatrices.</text:span> </text:p>
      <text:p text:style-name="P6"><text:span text:style-name="Strong_20_Emphasis"><text:span text:style-name="T15">–</text:span></text:span><text:span text:style-name="T14"> </text:span><text:span text:style-name="T13">Des rapports indépendants suggèrent unanimement que les violences ont été attribuées au gouvernement, selon des sources non-officielles.</text:span> </text:p>
      <text:p text:style-name="P1"/>
      <text:p text:style-name="P7"/>
      <text:p text:style-name="P7"/>
      <text:p text:style-name="P8">Les tigres noirs (கரும்புலிகள) sont un groupe du LTTE prêts à se sacrifier pour leur cause. Ils sont sélectionnés par le chef du LTTE Prabhakaran lui-même. Il y a les tigres noirs de l'air , les tigres noirs de terre et les tigres noirs de mer. Prabhakaran n'accepte pas les fils ou filles unique car d'après lui au moins un enfant doit rester pour s'occuper des parents. Il étudie ensuite la motivation ,la raison pour laquelle une personne doit devenir un tigre noir pour la sélectionner. Les tigres noirs ont un entraînement spécial par rapport aux combattants traditionnels de la LTTE. Une fois l’entraînement terminé, ces derniers ont la possibilité de rendre visite à leurs familles et amis proches. <text:s/>Avant leurs mission ils ont également droit à un déjeuner avec Prabhakaran lui-même.</text:p>
      <text:p text:style-name="P8"/>
      <text:p text:style-name="P9"><text:span text:style-name="T28">Le premier tigre noir , </text:span><text:span text:style-name="T7">Vallipuram Vasanthan dit « Captain Miller »</text:span><text:span text:style-name="T27"> est né le 1er janvier 1966. <text:s text:c="8"/>Le 05 juillet 1987, il attaque une base de l'armée sri-lankaise dans une école à Nelliady en conduisant un camion rempli d'explosifs. <text:s text:c="8"/></text:span></text:p>
      <text:p text:style-name="P8"/>
      <text:p text:style-name="P8">La première tigre noire, Pushpakala Thuraisingham plus connu sous le nom de "Captain Angayarkanni" est né le 10 mai 1973. Elle a un frère et une soeur. Beaucoup de civils tamouls ont peur des navires srilankais. Après avoir vu la souffrance de son peuple, elle décida de devenir une tigre noir des mers (கருங்கடல் புலி). <text:s text:c="95"/>Le 16 août 1994 elle commence sa mission en mer. <text:s text:c="72"/>Elle transporte environ 50 kg d'explosifs. ( Le poids de Thuraisingham étant d'environ 60 kg) <text:s text:c="6"/>Elle a parcouru environ 35 kilomètres en mer pendant environ 8 heures jusqu'à un Navire de la marine sri-lankaise qui pèse environ 6300 tonnes. <text:s text:c="76"/>Ce jour là , captain Angayarkanni a péri en martyr et le navire de la marine sri-lankaise a fini en feu. Elle a réussi son attaque.</text:p>
      <text:p text:style-name="P24"/>
      <text:p text:style-name="P11"><text:span text:style-name="T29">Un des membres du LTTE a une histoire très connue et intéréssante. Il s'appelait : </text:span><text:span text:style-name="T8">Rasaiah Parthipan </text:span><text:span text:style-name="T9">(</text:span><text:span text:style-name="T10">இராசையா <text:s text:c="3"/>பார்த்திபன)</text:span><text:span text:style-name="T8">. Il est né le 29 septembre 1963 à Jaffna. Parthipan a perdu sa mère très jeune. Il avait trois grands frères. Concernant son parcours scolaire, il a étudié au Jaffna Hindu College et a ensuite trouvé une place en médecine à l'université de Jaffna.</text:span></text:p>
      <text:p text:style-name="P12"><text:soft-page-break/>Cependant après les évènements de juillet noir il décida de rejoindre les tigres tamouls et pris le nom de guerre de “Thileepan”.</text:p>
      <text:p text:style-name="P12">En 1987 le LTTE avait formulé 5 demandes importantes au gouvernement indien:</text:p>
      <text:p text:style-name="P12"><text:span text:style-name="Strong_20_Emphasis"><text:span text:style-name="T25">–</text:span></text:span>libérer tous les prisonniers politiques tamouls enfermés par l'effet de la loi sur la prévention du terrorisme.</text:p>
      <text:p text:style-name="P10"><text:span text:style-name="Strong_20_Emphasis"><text:span text:style-name="T16">–</text:span></text:span><text:span text:style-name="T12">a</text:span><text:span text:style-name="T11">rrêter l'expansion de la colonisation cingalaise sur les terres tamoules déguisée sous le prétexte de "réhabilitation" en attendant d'établir un conseil administratif temporaire</text:span></text:p>
      <text:p text:style-name="P13"><text:span text:style-name="Strong_20_Emphasis"><text:span text:style-name="T25">–</text:span></text:span>mettre un terme à la construction de postes de police dans les régions du Nord et de l'Est</text:p>
      <text:p text:style-name="P13"><text:span text:style-name="Strong_20_Emphasis"><text:span text:style-name="T25">–</text:span></text:span>désarmer les "home guards" et retirer l'armée ainsi que la police des établissements scolaires et des collèges.</text:p>
      <text:p text:style-name="P14"><text:span text:style-name="Strong_20_Emphasis"><text:span text:style-name="T25">–</text:span></text:span>abroger la loi d'urgence</text:p>
      <text:p text:style-name="P14"/>
      <text:p text:style-name="P14">Aucune réponse n'est parvenue , Thileepan commença alors la grève de la faim le 15 septembre 1987 devant le temple de Nallur Kandasamy. Ce premier jour de grève de la faim , Thileepan lis des livres notamment un sur la Palestine et Prabhakaran lui-même est venu lui rendre visite. Thileepan a affirmé qu'il refusera l'eau , la nourriture et toute assistance médicale. </text:p>
      <text:p text:style-name="P14">Le deuxième jour de la grève de la faim (le 16 septembre), alors que la fatigue apparu peu à peu , Thileepan demanda un microphone pour parler 2 minutes. Voici son discours :</text:p>
      <text:p text:style-name="P14"/>
      <text:p text:style-name="P14"/>
      <text:p text:style-name="P16">« Vanakkam à mon peuple bien-aimé. Comme je suis incapable de me tenir debout et de parler, je vais m'asseoir tout en parlant.</text:p>
      <text:p text:style-name="P16">Je ne sais pas si je serai en état de vous parler demain, c'est pourquoi j'aimerais vous parler aujourd'hui. Je suis déterminé à atteindre notre objectif. Nous avons perdu jusqu'à 650 martyrs aujourd'hui. Miller m'a adressé ses derniers mots. J'ai été à ses côtés jusqu'à la fin. Je suis heureux et satisfait de sacrifier ma vie pour ma patrie. Mon seul souci est que je ne pourrai pas assister de mes propres yeux à l'accession de notre peuple à la liberté.</text:p>
      <text:p text:style-name="P16"/>
      <text:p text:style-name="P16">Je connaissais presque tous les 650 martyrs. Je ne pourrai pas l'oublier. Je me souviens des paroles de Thalaivar lorsque je suis allé lui demander sa permission avant d'entamer cette grève de la faim. « Thileepa, vas-y, je te suivrai ». Vous avez un Thalaivar qui est clair et qui accorde plus d'importance à la liberté de notre peuple qu'à sa propre vie. Laissons la guerre des peuples éclater sous sa direction. Cette révolution permettra de réaliser l'Eelam tamoul et les droits fondamentaux de la nation tamoule. Je regarderai cela avec joie depuis le ciel avec le reste des martyrs.</text:p>
      <text:p text:style-name="P16"><text:soft-page-break/></text:p>
      <text:p text:style-name="P16">Je suis convaincu que notre peuple obtiendra un jour sa liberté. J'éprouve une grande satisfaction et un grand sentiment d'accomplissement d'une responsabilité nationale à l'égard de la nation. C'est un objectif réel et résolu. Mon dernier souhait est que vous atteigniez cet objectif en vous rangeant aux côtés de notre Thalaivar ». </text:p>
      <text:p text:style-name="P16"/>
      <text:p text:style-name="P16"/>
      <text:p text:style-name="P16"/>
      <text:p text:style-name="P15">Le troisième jour (le 17 septembre) Thileepan commençait à avoir du mal à uriner. Le temple de Nallur était rempli de gens. Il a commencé à pleuvoir , mais les gens restaient regarder Thileepan. Une personne sur scène lui a demandé de boire et manger mais Thileepan refusa et continua sa grève de la faim. Il refusa également une nouvelle fois toute assistance médicale.</text:p>
      <text:p text:style-name="P15">Les jours suivants, sa santé s'est détériorée au fur et à mesure et la nouvelle concernant sa grève de la faim a fait le tour du monde. En Inde dans l'Etat du Tamil Nadu , la grève de la faim de Thileepan a même fait la une des journaux.</text:p>
      <text:p text:style-name="P15">Thileepan est décédé le 26 septembre au bout de 12 jours de grève de la faim.</text:p>
      <text:p text:style-name="P15">Le 28 septembre son corps a été donné au département médical de l'université de Jaffna comme il le souhaitait. Son décès a été une très grande tristesse pour la communauté tamoule.</text:p>
      <text:p text:style-name="P15"/>
      <text:p text:style-name="P15"/>
      <text:p text:style-name="P15"/>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Linux Libertine" svg:font-family="'Linux Libertine', Georgia, Times, 'Source Serif Pro', serif"/>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ipakan Sriranjan</meta:initial-creator>
    <meta:creation-date>2023-11-30T21:17:04.46</meta:creation-date>
    <dc:date>2023-12-31T00:12:05.60</dc:date>
    <dc:creator>Thipakan Sriranjan</dc:creator>
    <meta:editing-duration>P1DT15H19M32S</meta:editing-duration>
    <meta:editing-cycles>62</meta:editing-cycles>
    <meta:generator>OpenOffice/4.1.8$Win32 OpenOffice.org_project/418m3$Build-9803</meta:generator>
    <meta:document-statistic meta:table-count="0" meta:image-count="0" meta:object-count="0" meta:page-count="7" meta:paragraph-count="61" meta:word-count="2960" meta:character-count="18564"/>
  </office:meta>
</office:document-meta>
</file>